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end" style:justify-single-word="false"/>
      <style:text-properties officeooo:rsid="00089bb5" officeooo:paragraph-rsid="00089bb5"/>
    </style:style>
    <style:style style:name="P2" style:family="paragraph" style:parent-style-name="Standard">
      <style:paragraph-properties fo:line-height="200%" fo:text-align="center" style:justify-single-word="false"/>
      <style:text-properties officeooo:rsid="00089bb5" officeooo:paragraph-rsid="00089bb5"/>
    </style:style>
    <style:style style:name="P3" style:family="paragraph" style:parent-style-name="Standard">
      <style:paragraph-properties fo:line-height="200%" fo:text-align="start" style:justify-single-word="false"/>
      <style:text-properties officeooo:rsid="00089bb5" officeooo:paragraph-rsid="00089bb5"/>
    </style:style>
    <style:style style:name="T1" style:family="text">
      <style:text-properties officeooo:rsid="0008a132"/>
    </style:style>
    <style:style style:name="T2" style:family="text">
      <style:text-properties officeooo:rsid="000a4b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stin Ragotzy</text:p>
      <text:p text:style-name="P1">6-14-2018</text:p>
      <text:p text:style-name="P1">artificial neural networks</text:p>
      <text:p text:style-name="P1"/>
      <text:p text:style-name="P2">RNN</text:p>
      <text:p text:style-name="P3"><text:tab/><text:span text:style-name="T1">I am currently writing this while waiting this while waiting for the network to finish training. It is taking forever. When I started the loss was about 4.3 and now is getting as low as 2.4, so there is progress. </text:span></text:p>
      <text:p text:style-name="P3"><text:tab/><text:span text:style-name="T1">I started this journey by watching some YouTube video of a guy creating a lstm with keras. About half way through I realized that the network he was creating would not be very helpful for me, at least in the way I needed it to be. He was doing something that would learn how to predict the next number if I remember correctly. I want to generate a variable length sequence so I looked around the internet for that and did not find anything good. So I worked on trying to get the data into a form and data set that would be suitable for task. I was not able to figure it out on my own since I do not know enough of the tools that I could be using. So I looked at the make lstm great again for some inspiration. And after quite a bit of trying to figure out what exactly was going on I figured out a way to get the data how I wanted it. </text:span></text:p>
      <text:p text:style-name="P3"><text:tab/><text:span text:style-name="T1">After that I built a network also inspired by the make lstm great again. Doing it with the same structure caused my machine to run out of memory I think so I had to cut it down to 1 lstm layer and a fully connected layer. Then I fit the model and and let it train. </text:span></text:p>
      <text:p text:style-name="P3"><text:tab/><text:span text:style-name="T2">While writing this program I got comfortable with the python console to both aid in the development and run the code. Previously I was just running it like a regular ol’ compiled language. (it just hit 2.1 loss) I’m glad that I was able to use the console more effectively because it allows much easier development and debugging. I used tflearn to create the model and what not because mainly that is what the make lstm great again used and it seemed simple enough. From what I gather about tflearn it is similar to keras in that it uses tensor flow but is a layer on top of tha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2:09:51.542064351</meta:creation-date>
    <dc:date>2018-06-14T12:41:55.528890846</dc:date>
    <meta:editing-duration>PT8M23S</meta:editing-duration>
    <meta:editing-cycles>1</meta:editing-cycles>
    <meta:document-statistic meta:table-count="0" meta:image-count="0" meta:object-count="0" meta:page-count="1" meta:paragraph-count="8" meta:word-count="383" meta:character-count="1950" meta:non-whitespace-character-count="1567"/>
    <meta:generator>LibreOffice/6.0.3.2$Linux_X86_64 LibreOffice_project/00m0$Build-2</meta:generator>
  </office:meta>
</office:document-meta>
</file>